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PropTask.setParams( String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tPropTask.doLogic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PropTask.SetPropTask( PerfRunData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PropTask.supports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